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BD96BCD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c732e"/>
    </style:style>
    <style:style style:name="P3" style:family="paragraph" style:parent-style-name="Standard">
      <style:paragraph-properties fo:text-align="center" style:justify-single-word="false"/>
      <style:text-properties officeooo:paragraph-rsid="001c732e"/>
    </style:style>
    <style:style style:name="P4" style:family="paragraph" style:parent-style-name="Standard">
      <style:paragraph-properties fo:text-align="center" style:justify-single-word="false"/>
      <style:text-properties fo:font-size="72pt" fo:font-weight="bold" officeooo:rsid="001c732e" officeooo:paragraph-rsid="001c732e" style:font-name-asian="Microsoft JhengHei" style:font-size-asian="72pt" style:language-asian="zh" style:country-asian="TW" style:font-weight-asian="bold" style:font-size-complex="7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紙 <text:s text:c="8"/>類<draw:frame draw:style-name="fr1" draw:name="影像1 副本 1 副本 1 副本 1 副本 1" text:anchor-type="char" svg:x="22.899cm" svg:y="7.948cm" svg:width="2.591cm" svg:height="2.591cm" draw:z-index="0"><draw:image xlink:href="Pictures/10000000000004B0000004B0BD96BCD1.jpg" xlink:type="simple" xlink:show="embed" xlink:actuate="onLoad" draw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一 <text:s/>般 <text:s/>類<draw:frame draw:style-name="fr1" draw:name="影像1 副本 1 副本 1 副本 1 副本 1 副本 1" text:anchor-type="char" svg:x="22.899cm" svg:y="7.948cm" svg:width="2.591cm" svg:height="2.591cm" draw:z-index="1"><draw:image xlink:href="Pictures/10000000000004B0000004B0BD96BCD1.jpg" xlink:type="simple" xlink:show="embed" xlink:actuate="onLoad" draw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塑 <text:s/>膠 <text:s/>類<draw:frame draw:style-name="fr1" draw:name="影像1 副本 1 副本 1 副本 1 副本 1 副本 2" text:anchor-type="char" svg:x="22.899cm" svg:y="7.948cm" svg:width="2.591cm" svg:height="2.591cm" draw:z-index="2"><draw:image xlink:href="Pictures/10000000000004B0000004B0BD96BCD1.jpg" xlink:type="simple" xlink:show="embed" xlink:actuate="onLoad" draw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保 <text:s/>麗 <text:s/>龍<draw:frame draw:style-name="fr1" draw:name="影像1 副本 1 副本 1 副本 1 副本 1 副本 3" text:anchor-type="char" svg:x="22.941cm" svg:y="7.948cm" svg:width="2.591cm" svg:height="2.591cm" draw:z-index="3"><draw:image xlink:href="Pictures/10000000000004B0000004B0BD96BCD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03:53:40.260000000</meta:creation-date>
    <dc:date>2025-04-02T04:01:23.311000000</dc:date>
    <meta:editing-duration>PT7M42S</meta:editing-duration>
    <meta:editing-cycles>2</meta:editing-cycles>
    <meta:generator>LibreOffice/7.6.6.3$Windows_X86_64 LibreOffice_project/d97b2716a9a4a2ce1391dee1765565ea469b0ae7</meta:generator>
    <meta:document-statistic meta:table-count="0" meta:image-count="4" meta:object-count="0" meta:page-count="4" meta:paragraph-count="4" meta:word-count="11" meta:character-count="32" meta:non-whitespace-character-count="11"/>
  </office:meta>
</office:document-meta>
</file>